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1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enry Berkowitz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ly 21, 1897</text:p>
      <text:p text:style-name="P2">Month<text:tab/><text:tab/><text:tab/><text:tab/><text:tab/><text:tab/>Jul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HENRY BERKOWITZ, D. D<text:tab/><text:tab/><text:tab/><text:tab/><text:tab/><text:tab/>ISAAC HASSLER, ESQ./</text:p>
      <text:p text:style-name="P5"><text:tab/>CHANCELLOR.<text:tab/><text:tab/><text:tab/><text:tab/><text:tab/><text:tab/><text:tab/>EXEC. SECRETARY./</text:p>
      <text:p text:style-name="P6">THE JEWISH CHAUTAUQUA SOCIETY/</text:p>
      <text:p text:style-name="P6">...P. O. BOX 825.../</text:p>
      <text:p text:style-name="P7">PHILADELPHIA, PA. July 21-97/</text:p>
      <text:p text:style-name="P5">Dr. S. Morais,/</text:p>
      <text:p text:style-name="P5"><text:tab/>City./</text:p>
      <text:p text:style-name="P5">Dear Dr:-/</text:p>
      <text:p text:style-name="P5"><text:tab/>Am in receipt of your note/ with enclosed Mss. <text:s/>Accept my thanks./ <text:s/>I shall comply with your wish in the/ matter. <text:s/>Regretting that we shall not have/ your personal attendance I am with/ highest regard/ Yours Truly/ Henry Berkowitz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2:43:45.33</meta:creation-date>
    <dc:date>2012-01-11T12:50:30.53</dc:date>
    <dc:creator>Penn Libraries</dc:creator>
    <meta:editing-duration>PT00H06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31" meta:character-count="1690"/>
  </office:meta>
</office:document-meta>
</file>